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52mm"/>
    </style:style>
    <style:style style:name="co2" style:family="table-column">
      <style:table-column-properties fo:break-before="auto" style:column-width="129.89mm"/>
    </style:style>
    <style:style style:name="co3" style:family="table-column">
      <style:table-column-properties fo:break-before="auto" style:column-width="71.3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.05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13.23mm" fo:break-before="auto" style:use-optimal-row-height="true"/>
    </style:style>
    <style:style style:name="ro5" style:family="table-row">
      <style:table-row-properties style:row-height="83.87mm" fo:break-before="auto" style:use-optimal-row-height="true"/>
    </style:style>
    <style:style style:name="ro6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ext-properties fo:color="#000000" fo:font-size="12pt" style:text-underline-style="solid" style:text-underline-width="auto" style:text-underline-color="font-color" style:font-size-asian="12pt" style:font-size-complex="12pt"/>
    </style:style>
    <style:style style:name="ce3" style:family="table-cell" style:parent-style-name="Default">
      <style:text-properties fo:font-size="13pt" style:font-size-asian="10pt" style:font-size-complex="10pt"/>
    </style:style>
    <style:style style:name="ce7" style:family="table-cell" style:parent-style-name="Default">
      <style:text-properties fo:color="#000000" fo:font-size="12pt" style:font-size-asian="12pt" style:font-size-complex="12pt"/>
    </style:style>
    <style:style style:name="ce10" style:family="table-cell" style:parent-style-name="Default">
      <style:text-properties fo:color="#000000" style:font-name="Ubuntu" fo:font-size="12pt" style:text-underline-style="none" fo:font-weight="normal" style:font-name-asian="Ubuntu" style:font-size-asian="6.40000009536743pt" style:font-weight-asian="normal" style:font-name-complex="Ubuntu" style:font-size-complex="6.40000009536743pt" style:font-weight-complex="normal"/>
    </style:style>
    <style:style style:name="T1" style:family="text">
      <style:text-properties style:font-name-asian="Noto Sans CJK SC Regula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font-name="Liberation Sans" style:language-complex="hi" style:country-complex="IN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etter-kerning="true" style:language-asian="hi" style:country-asian="IN" style:font-name-asian="Lohit Devanagari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language-complex="hi" style:country-complex="IN" style:font-name-asian="Noto Sans CJK SC Regular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2pt"/>
    </style:style>
    <style:style style:name="T5" style:family="text">
      <style:text-properties style:font-weight-complex="normal" style:font-relief="none" style:font-style-complex="normal" style:font-size-complex="12pt" style:font-name-complex="Lohit Devanagari" style:language-complex="hi" style:country-complex="IN" fo:language="en" fo:country="IN" fo:text-shadow="none" fo:font-style="normal" style:text-underline-style="none" style:text-underline-color="font-color" fo:font-size="12pt" style:font-name="Liberation Sans" fo:font-weight="normal" style:text-line-through-type="none" style:text-outline="false" style:text-line-through-mode="continuous" style:language-asian="zh" style:country-asian="CN" style:font-name-asian="Noto Sans CJK SC Regular" style:font-size-asian="12pt" style:font-weight-asian="normal" style:font-style-asian="normal" style:text-emphasize="none" style:text-overline-style="none" style:text-overline-color="font-color"/>
    </style:style>
    <style:style style:name="T6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IN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Ubuntu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IN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Cpanel Detail</text:p>
          </table:table-cell>
          <table:table-cell table:style-name="ce7" office:value-type="string" calcext:value-type="string">
            <text:p>FT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bdesky</text:p>
          </table:table-cell>
          <table:table-cell office:value-type="string" calcext:value-type="string">
            <text:p><text:s/>103.21.58.112/cpanel </text:p>
          </table:table-cell>
          <table:table-cell table:style-name="ce10" office:value-type="string" calcext:value-type="string">
            <text:p><text:span text:style-name="T6">FTP Username: examp7e8 </text:span></text:p>
            <text:p><text:span text:style-name="T7">Password: #Webdesky@321</text:span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Edurecord.in Main Panel</text:p>
          </table:table-cell>
          <table:table-cell office:value-type="string" calcext:value-type="string">
            <text:p><text:span text:style-name="T2">http://162.144.50.120:2086</text:span></text:p>
            <text:p><text:span text:style-name="T2">root</text:span></text:p>
            <text:p><text:span text:style-name="T2">Desire2090</text:span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durecord.in </text:p>
          </table:table-cell>
          <table:table-cell table:style-name="ce3" office:value-type="string" calcext:value-type="string">
            <text:p><text:span text:style-name="T3">http://162.144.50.120:2082</text:span></text:p>
            <text:p><text:span text:style-name="T3">edurealm</text:span></text:p>
            <text:p><text:span text:style-name="T3">Apple2020</text:span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<text:span text:style-name="T1"><text:a xlink:href="http://www.webdeskyinfotech.com/" xlink:type="simple">http://www.webdeskyinfotech.com</text:a></text:span></text:p>
          </table:table-cell>
          <table:table-cell office:value-type="string" calcext:value-type="string">
            <text:p><text:span text:style-name="T1"><text:a xlink:href="http://www.webdeskyinfotech.com/cpanel" xlink:type="simple">http://www.webdeskyinfotech.com/cpanel</text:a></text:span></text:p>
            <text:p><text:span text:style-name="T4">Webdesky</text:span></text:p>
            <text:p><text:span text:style-name="T5">sUa9;Y8#14Ofx</text:span>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Website URL http://www.webdeskyinfotech.com</text:p>
            <text:p>http://webdesky.wwwaz1-ss6.a2hosted.com</text:p>
            <text:p>Site Administration (cPanel) URL http://www.webdeskyinfotech.com/cpanel</text:p>
            <text:p>http://wwwaz1-ss6.a2hosting.com/cpanel</text:p>
            <text:p>Nameservers ns1.a2hosting.com (162.159.25.95)</text:p>
            <text:p>ns2.a2hosting.com (162.159.24.221)</text:p>
            <text:p>ns3.a2hosting.com (162.159.25.82)</text:p>
            <text:p>ns4.a2hosting.com (162.159.24.227)</text:p>
            <text:p>SSH Port 7822</text:p>
            <text:p>Hostname</text:p>
            <text:p>(SSH/FTP/POP/IMAP) az1-ss6.a2hosting.com</text:p>
            <text:p>Username</text:p>
            <text:p>(cPanel/SSH/FTP) webdesky</text:p>
            <text:p>Password</text:p>
            <text:p>(cPanel/SSH/FTP) sUa9;Y8#14OfxJ</text:p>
            <text:p>Webmail URL http://www.webdeskyinfotech.com/webmail</text:p>
            <text:p>http://wwwaz1-ss6.a2hosting.com/webmail </text:p>
            <text:p>Incoming E-Mail Server</text:p>
            <text:p>(POP/POP-SSL/IMAP/IMAP-SSL) mail.webdeskyinfotech.com </text:p>
            <text:p>Outgoing E-Mail Server</text:p>
            <text:p>(SMTP/SMTP-SSL) mail.webdeskyinfotech.com 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 style:data-style-name="N2" text:time-value="17:48:18.526590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3:21:58.916981155</meta:creation-date>
    <dc:date>2019-01-31T19:20:24.894384422</dc:date>
    <meta:editing-duration>PT1H30M11S</meta:editing-duration>
    <meta:editing-cycles>5</meta:editing-cycles>
    <meta:generator>LibreOffice/6.0.3.2$Linux_X86_64 LibreOffice_project/00m0$Build-2</meta:generator>
    <meta:document-statistic meta:table-count="1" meta:cell-count="12" meta:object-count="0"/>
  </office:meta>
</office:document-meta>
</file>